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65.36pt" svg:y="16.38pt">
            <draw:object draw:notify-on-update-of-ranges="Sheet1.A4:Sheet1.A4 Sheet1.A5:Sheet1.A9 Sheet1.B4:Sheet1.B4 Sheet1.B5:Sheet1.B9 Sheet1.A4:Sheet1.A4 Sheet1.A5:Sheet1.A9 Sheet1.C4:Sheet1.C4 Sheet1.C5:Sheet1.C9 Sheet1.A4:Sheet1.A4 Sheet1.A5:Sheet1.A9 Sheet1.D4:Sheet1.D4 Sheet1.D5:Sheet1.D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454.03pt" svg:height="255.23pt" svg:x="361.19pt" svg:y="301.18pt">
            <draw:object draw:notify-on-update-of-ranges="Sheet1.A12:Sheet1.A12 Sheet1.A13:Sheet1.A17 Sheet1.B12:Sheet1.B12 Sheet1.B13:Sheet1.B17 Sheet1.A12:Sheet1.A12 Sheet1.A13:Sheet1.A17 Sheet1.C12:Sheet1.C12 Sheet1.C13:Sheet1.C17 Sheet1.A12:Sheet1.A12 Sheet1.A13:Sheet1.A17 Sheet1.D12:Sheet1.D12 Sheet1.D13:Sheet1.D1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454.03pt" svg:height="255.26pt" svg:x="373.69pt" svg:y="579.74pt">
            <draw:object draw:notify-on-update-of-ranges="Sheet1.A20:Sheet1.A20 Sheet1.A21:Sheet1.A25 Sheet1.B20:Sheet1.B20 Sheet1.B21:Sheet1.B25 Sheet1.A20:Sheet1.A20 Sheet1.A21:Sheet1.A25 Sheet1.C20:Sheet1.C20 Sheet1.C21:Sheet1.C25 Sheet1.A20:Sheet1.A20 Sheet1.A21:Sheet1.A25 Sheet1.D20:Sheet1.D20 Sheet1.D21:Sheet1.D2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raph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oss 0.2</text:p>
          </table:table-cell>
          <table:table-cell table:number-columns-repeated="3" office:value-type="string" calcext:value-type="string">
            <text:p>Avg Through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size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GBN</text:p>
          </table:table-cell>
          <table:table-cell office:value-type="string" calcext:value-type="string">
            <text:p>SR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98955" calcext:value-type="float">
            <text:p>0.0198955</text:p>
          </table:table-cell>
          <table:table-cell office:value-type="float" office:value="0.0199269" calcext:value-type="float">
            <text:p>0.0199269</text:p>
          </table:table-cell>
          <table:table-cell office:value-type="float" office:value="0.0188251" calcext:value-type="float">
            <text:p>0.018825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98955" calcext:value-type="float">
            <text:p>0.0198955</text:p>
          </table:table-cell>
          <table:table-cell office:value-type="float" office:value="0.0199269" calcext:value-type="float">
            <text:p>0.0199269</text:p>
          </table:table-cell>
          <table:table-cell office:value-type="float" office:value="0.0200096666666667" calcext:value-type="float">
            <text:p>0.02000966666666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98955" calcext:value-type="float">
            <text:p>0.0198955</text:p>
          </table:table-cell>
          <table:table-cell office:value-type="float" office:value="0.0199269" calcext:value-type="float">
            <text:p>0.0199269</text:p>
          </table:table-cell>
          <table:table-cell office:value-type="float" office:value="0.0200448" calcext:value-type="float">
            <text:p>0.0200448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98955" calcext:value-type="float">
            <text:p>0.0198955</text:p>
          </table:table-cell>
          <table:table-cell office:value-type="float" office:value="0.0199269" calcext:value-type="float">
            <text:p>0.0199269</text:p>
          </table:table-cell>
          <table:table-cell office:value-type="float" office:value="0.0200448" calcext:value-type="float">
            <text:p>0.0200448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98955" calcext:value-type="float">
            <text:p>0.0198955</text:p>
          </table:table-cell>
          <table:table-cell office:value-type="float" office:value="0.0199269" calcext:value-type="float">
            <text:p>0.0199269</text:p>
          </table:table-cell>
          <table:table-cell office:value-type="float" office:value="0.0200448" calcext:value-type="float">
            <text:p>0.020044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oss 0.5</text:p>
          </table:table-cell>
          <table:table-cell table:number-columns-repeated="3" office:value-type="string" calcext:value-type="string">
            <text:p>Avg Through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size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GBN</text:p>
          </table:table-cell>
          <table:table-cell office:value-type="string" calcext:value-type="string">
            <text:p>SR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20862" calcext:value-type="float">
            <text:p>0.0120862</text:p>
          </table:table-cell>
          <table:table-cell office:value-type="float" office:value="0.0126458" calcext:value-type="float">
            <text:p>0.0126458</text:p>
          </table:table-cell>
          <table:table-cell office:value-type="float" office:value="0.0129568" calcext:value-type="float">
            <text:p>0.012956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20862" calcext:value-type="float">
            <text:p>0.0120862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99603" calcext:value-type="float">
            <text:p>0.019960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20862" calcext:value-type="float">
            <text:p>0.0120862</text:p>
          </table:table-cell>
          <table:table-cell office:value-type="float" office:value="0.0152866" calcext:value-type="float">
            <text:p>0.0152866</text:p>
          </table:table-cell>
          <table:table-cell office:value-type="float" office:value="0.0199603" calcext:value-type="float">
            <text:p>0.019960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20862" calcext:value-type="float">
            <text:p>0.0120862</text:p>
          </table:table-cell>
          <table:table-cell office:value-type="float" office:value="0.0153059" calcext:value-type="float">
            <text:p>0.0153059</text:p>
          </table:table-cell>
          <table:table-cell office:value-type="float" office:value="0.0199603" calcext:value-type="float">
            <text:p>0.0199603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20862" calcext:value-type="float">
            <text:p>0.0120862</text:p>
          </table:table-cell>
          <table:table-cell office:value-type="float" office:value="0.0153131" calcext:value-type="float">
            <text:p>0.0153131</text:p>
          </table:table-cell>
          <table:table-cell office:value-type="float" office:value="0.0199603" calcext:value-type="float">
            <text:p>0.019960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oss 0.8</text:p>
          </table:table-cell>
          <table:table-cell table:number-columns-repeated="3" office:value-type="string" calcext:value-type="string">
            <text:p>Avg Through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size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GBN</text:p>
          </table:table-cell>
          <table:table-cell office:value-type="string" calcext:value-type="string">
            <text:p>SR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954" calcext:value-type="float">
            <text:p>0.001954</text:p>
          </table:table-cell>
          <table:table-cell office:value-type="float" office:value="0.0112169" calcext:value-type="float">
            <text:p>0.0112169</text:p>
          </table:table-cell>
          <table:table-cell office:value-type="float" office:value="0.0006625" calcext:value-type="float">
            <text:p>0.000662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954" calcext:value-type="float">
            <text:p>0.001954</text:p>
          </table:table-cell>
          <table:table-cell office:value-type="float" office:value="0.00213033333333333" calcext:value-type="float">
            <text:p>0.002130333333333</text:p>
          </table:table-cell>
          <table:table-cell office:value-type="float" office:value="0.0182966" calcext:value-type="float">
            <text:p>0.018296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954" calcext:value-type="float">
            <text:p>0.001954</text:p>
          </table:table-cell>
          <table:table-cell office:value-type="float" office:value="0.0028112" calcext:value-type="float">
            <text:p>0.0028112</text:p>
          </table:table-cell>
          <table:table-cell office:value-type="float" office:value="0.0200199" calcext:value-type="float">
            <text:p>0.0200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1954" calcext:value-type="float">
            <text:p>0.001954</text:p>
          </table:table-cell>
          <table:table-cell office:value-type="float" office:value="0.0026995" calcext:value-type="float">
            <text:p>0.0026995</text:p>
          </table:table-cell>
          <table:table-cell office:value-type="float" office:value="0.0200199" calcext:value-type="float">
            <text:p>0.02001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954" calcext:value-type="float">
            <text:p>0.001954</text:p>
          </table:table-cell>
          <table:table-cell office:value-type="float" office:value="0.0026918" calcext:value-type="float">
            <text:p>0.0026918</text:p>
          </table:table-cell>
          <table:table-cell office:value-type="float" office:value="0.020001" calcext:value-type="float">
            <text:p>0.0200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01:56:20.438567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0:44:52.784913216</meta:creation-date>
    <dc:date>2019-04-04T02:41:57.210782257</dc:date>
    <meta:editing-duration>PT1H26M18S</meta:editing-duration>
    <meta:editing-cycles>7</meta:editing-cycles>
    <meta:generator>LibreOffice/6.0.6.2$Linux_X86_64 LibreOffice_project/00m0$Build-2</meta:generator>
    <meta:document-statistic meta:table-count="1" meta:cell-count="85" meta:object-count="3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65cm" svg:y="0.316cm" chart:style-name="ch2">
          <text:p>Average Throughput vs Window Size</text:p>
        </chart:title>
        <chart:subtitle svg:x="6.236cm" svg:y="1.275cm" chart:style-name="ch3">
          <text:p>Loss Probability 0.2</text:p>
        </chart:subtitle>
        <chart:legend chart:legend-position="end" svg:x="13.915cm" svg:y="3.703cm" style:legend-expansion="high" chart:style-name="ch4"/>
        <chart:plot-area chart:style-name="ch5" table:cell-range-address="Sheet1.A4:Sheet1.D9" chart:data-source-has-labels="row" svg:x="1.331cm" svg:y="2.138cm" svg:width="12.264cm" svg:height="5.701cm">
          <chartooo:coordinate-region svg:x="2.614cm" svg:y="2.338cm" svg:width="10.701cm" svg:height="4.854cm"/>
          <chart:axis chart:dimension="x" chart:name="primary-x" chart:style-name="ch6">
            <chart:title svg:x="6.427cm" svg:y="8.019cm" chart:style-name="ch7">
              <text:p> Window Size</text:p>
            </chart:title>
            <chart:grid chart:style-name="ch8" chart:class="major"/>
          </chart:axis>
          <chart:axis chart:dimension="y" chart:name="primary-y" chart:style-name="ch6">
            <chart:title svg:x="0.451cm" svg:y="6.567cm" chart:style-name="ch9">
              <text:p>Average Throughput </text:p>
            </chart:title>
            <chart:grid chart:style-name="ch8" chart:class="major"/>
          </chart:axis>
          <chart:series chart:style-name="ch10" chart:values-cell-range-address="Sheet1.B5:Sheet1.B9" chart:label-cell-address="Sheet1.B4:Sheet1.B4" chart:class="chart:scatter">
            <chart:domain table:cell-range-address="Sheet1.A5:Sheet1.A9"/>
            <chart:data-point chart:repeated="5"/>
          </chart:series>
          <chart:series chart:style-name="ch11" chart:values-cell-range-address="Sheet1.C5:Sheet1.C9" chart:label-cell-address="Sheet1.C4:Sheet1.C4" chart:class="chart:scatter">
            <chart:data-point chart:repeated="5"/>
          </chart:series>
          <chart:series chart:style-name="ch12" chart:values-cell-range-address="Sheet1.D5:Sheet1.D9" chart:label-cell-address="Sheet1.D4:Sheet1.D4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T</text:p>
                <draw:g>
                  <svg:desc>Sheet1.B4:Sheet1.B4</svg:desc>
                </draw:g>
              </table:table-cell>
              <table:table-cell office:value-type="string">
                <text:p>GBN</text:p>
                <draw:g>
                  <svg:desc>Sheet1.C4:Sheet1.C4</svg:desc>
                </draw:g>
              </table:table-cell>
              <table:table-cell office:value-type="string">
                <text:p>SR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0198955">
                <text:p>0.0198955</text:p>
                <draw:g>
                  <svg:desc>Sheet1.B5:Sheet1.B9</svg:desc>
                </draw:g>
              </table:table-cell>
              <table:table-cell office:value-type="float" office:value="0.0199269">
                <text:p>0.0199269</text:p>
                <draw:g>
                  <svg:desc>Sheet1.C5:Sheet1.C9</svg:desc>
                </draw:g>
              </table:table-cell>
              <table:table-cell office:value-type="float" office:value="0.0188251">
                <text:p>0.0188251</text:p>
                <draw:g>
                  <svg:desc>Sheet1.D5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198955">
                <text:p>0.0198955</text:p>
              </table:table-cell>
              <table:table-cell office:value-type="float" office:value="0.0199269">
                <text:p>0.0199269</text:p>
              </table:table-cell>
              <table:table-cell office:value-type="float" office:value="0.0200096666666667">
                <text:p>0.020009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98955">
                <text:p>0.0198955</text:p>
              </table:table-cell>
              <table:table-cell office:value-type="float" office:value="0.0199269">
                <text:p>0.0199269</text:p>
              </table:table-cell>
              <table:table-cell office:value-type="float" office:value="0.0200448">
                <text:p>0.0200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198955">
                <text:p>0.0198955</text:p>
              </table:table-cell>
              <table:table-cell office:value-type="float" office:value="0.0199269">
                <text:p>0.0199269</text:p>
              </table:table-cell>
              <table:table-cell office:value-type="float" office:value="0.0200448">
                <text:p>0.0200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198955">
                <text:p>0.0198955</text:p>
              </table:table-cell>
              <table:table-cell office:value-type="float" office:value="0.0199269">
                <text:p>0.0199269</text:p>
              </table:table-cell>
              <table:table-cell office:value-type="float" office:value="0.0200448">
                <text:p>0.020044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scatter" chart:style-name="ch1">
        <chart:title svg:x="4.274cm" svg:y="0.316cm" chart:style-name="ch2">
          <text:p>Average Throughput vs Window Size</text:p>
        </chart:title>
        <chart:subtitle svg:x="6.245cm" svg:y="1.275cm" chart:style-name="ch3">
          <text:p>Loss Probability 0.5</text:p>
        </chart:subtitle>
        <chart:legend chart:legend-position="end" svg:x="13.933cm" svg:y="3.705cm" style:legend-expansion="high" chart:style-name="ch4"/>
        <chart:plot-area chart:style-name="ch5" table:cell-range-address="Sheet1.A12:Sheet1.D17" chart:data-source-has-labels="row" svg:x="1.331cm" svg:y="2.138cm" svg:width="12.282cm" svg:height="5.706cm">
          <chartooo:coordinate-region svg:x="2.429cm" svg:y="2.337cm" svg:width="10.904cm" svg:height="4.86cm"/>
          <chart:axis chart:dimension="x" chart:name="primary-x" chart:style-name="ch6">
            <chart:title svg:x="6.436cm" svg:y="8.024cm" chart:style-name="ch7">
              <text:p> Window Size</text:p>
            </chart:title>
            <chart:grid chart:style-name="ch8" chart:class="major"/>
          </chart:axis>
          <chart:axis chart:dimension="y" chart:name="primary-y" chart:style-name="ch6">
            <chart:title svg:x="0.451cm" svg:y="6.53cm" chart:style-name="ch9">
              <text:p>Average Throughput</text:p>
            </chart:title>
            <chart:grid chart:style-name="ch8" chart:class="major"/>
          </chart:axis>
          <chart:series chart:style-name="ch10" chart:values-cell-range-address="Sheet1.B13:Sheet1.B17" chart:label-cell-address="Sheet1.B12:Sheet1.B12" chart:class="chart:scatter">
            <chart:domain table:cell-range-address="Sheet1.A13:Sheet1.A17"/>
            <chart:data-point chart:repeated="5"/>
          </chart:series>
          <chart:series chart:style-name="ch11" chart:values-cell-range-address="Sheet1.C13:Sheet1.C17" chart:label-cell-address="Sheet1.C12:Sheet1.C12" chart:class="chart:scatter">
            <chart:data-point chart:repeated="5"/>
          </chart:series>
          <chart:series chart:style-name="ch12" chart:values-cell-range-address="Sheet1.D13:Sheet1.D17" chart:label-cell-address="Sheet1.D12:Sheet1.D12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T</text:p>
                <draw:g>
                  <svg:desc>Sheet1.B12:Sheet1.B12</svg:desc>
                </draw:g>
              </table:table-cell>
              <table:table-cell office:value-type="string">
                <text:p>GBN</text:p>
                <draw:g>
                  <svg:desc>Sheet1.C12:Sheet1.C12</svg:desc>
                </draw:g>
              </table:table-cell>
              <table:table-cell office:value-type="string">
                <text:p>SR</text:p>
                <draw:g>
                  <svg:desc>Sheet1.D12:Sheet1.D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3:Sheet1.A17</svg:desc>
                </draw:g>
              </table:table-cell>
              <table:table-cell office:value-type="float" office:value="0.0120862">
                <text:p>0.0120862</text:p>
                <draw:g>
                  <svg:desc>Sheet1.B13:Sheet1.B17</svg:desc>
                </draw:g>
              </table:table-cell>
              <table:table-cell office:value-type="float" office:value="0.0126458">
                <text:p>0.0126458</text:p>
                <draw:g>
                  <svg:desc>Sheet1.C13:Sheet1.C17</svg:desc>
                </draw:g>
              </table:table-cell>
              <table:table-cell office:value-type="float" office:value="0.0129568">
                <text:p>0.0129568</text:p>
                <draw:g>
                  <svg:desc>Sheet1.D13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120862">
                <text:p>0.0120862</text:p>
              </table:table-cell>
              <table:table-cell office:value-type="float" office:value="0.01494">
                <text:p>0.01494</text:p>
              </table:table-cell>
              <table:table-cell office:value-type="float" office:value="0.0199603">
                <text:p>0.0199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20862">
                <text:p>0.0120862</text:p>
              </table:table-cell>
              <table:table-cell office:value-type="float" office:value="0.0152866">
                <text:p>0.0152866</text:p>
              </table:table-cell>
              <table:table-cell office:value-type="float" office:value="0.0199603">
                <text:p>0.0199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120862">
                <text:p>0.0120862</text:p>
              </table:table-cell>
              <table:table-cell office:value-type="float" office:value="0.0153059">
                <text:p>0.0153059</text:p>
              </table:table-cell>
              <table:table-cell office:value-type="float" office:value="0.0199603">
                <text:p>0.0199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120862">
                <text:p>0.0120862</text:p>
              </table:table-cell>
              <table:table-cell office:value-type="float" office:value="0.0153131">
                <text:p>0.0153131</text:p>
              </table:table-cell>
              <table:table-cell office:value-type="float" office:value="0.0199603">
                <text:p>0.01996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scatter" chart:style-name="ch1">
        <chart:title svg:x="4.274cm" svg:y="0.316cm" chart:style-name="ch2">
          <text:p>Average Throughput vs Window Size</text:p>
        </chart:title>
        <chart:subtitle svg:x="6.245cm" svg:y="1.275cm" chart:style-name="ch3">
          <text:p>Loss Probability 0.8</text:p>
        </chart:subtitle>
        <chart:legend chart:legend-position="end" svg:x="13.933cm" svg:y="3.706cm" style:legend-expansion="high" chart:style-name="ch4"/>
        <chart:plot-area chart:style-name="ch5" table:cell-range-address="Sheet1.A20:Sheet1.D25" chart:data-source-has-labels="row" svg:x="1.331cm" svg:y="2.138cm" svg:width="12.282cm" svg:height="5.707cm">
          <chartooo:coordinate-region svg:x="2.429cm" svg:y="2.337cm" svg:width="10.904cm" svg:height="4.861cm"/>
          <chart:axis chart:dimension="x" chart:name="primary-x" chart:style-name="ch6">
            <chart:title svg:x="6.436cm" svg:y="8.025cm" chart:style-name="ch7">
              <text:p> Window Size</text:p>
            </chart:title>
            <chart:grid chart:style-name="ch8" chart:class="major"/>
          </chart:axis>
          <chart:axis chart:dimension="y" chart:name="primary-y" chart:style-name="ch6">
            <chart:title svg:x="0.451cm" svg:y="6.53cm" chart:style-name="ch9">
              <text:p>Average Throughput</text:p>
            </chart:title>
            <chart:grid chart:style-name="ch8" chart:class="major"/>
          </chart:axis>
          <chart:series chart:style-name="ch10" chart:values-cell-range-address="Sheet1.B21:Sheet1.B25" chart:label-cell-address="Sheet1.B20:Sheet1.B20" chart:class="chart:scatter">
            <chart:domain table:cell-range-address="Sheet1.A21:Sheet1.A25"/>
            <chart:data-point chart:repeated="5"/>
          </chart:series>
          <chart:series chart:style-name="ch11" chart:values-cell-range-address="Sheet1.C21:Sheet1.C25" chart:label-cell-address="Sheet1.C20:Sheet1.C20" chart:class="chart:scatter">
            <chart:data-point chart:repeated="5"/>
          </chart:series>
          <chart:series chart:style-name="ch12" chart:values-cell-range-address="Sheet1.D21:Sheet1.D25" chart:label-cell-address="Sheet1.D20:Sheet1.D20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T</text:p>
                <draw:g>
                  <svg:desc>Sheet1.B20:Sheet1.B20</svg:desc>
                </draw:g>
              </table:table-cell>
              <table:table-cell office:value-type="string">
                <text:p>GBN</text:p>
                <draw:g>
                  <svg:desc>Sheet1.C20:Sheet1.C20</svg:desc>
                </draw:g>
              </table:table-cell>
              <table:table-cell office:value-type="string">
                <text:p>SR</text:p>
                <draw:g>
                  <svg:desc>Sheet1.D20:Sheet1.D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1:Sheet1.A25</svg:desc>
                </draw:g>
              </table:table-cell>
              <table:table-cell office:value-type="float" office:value="0.001954">
                <text:p>0.001954</text:p>
                <draw:g>
                  <svg:desc>Sheet1.B21:Sheet1.B25</svg:desc>
                </draw:g>
              </table:table-cell>
              <table:table-cell office:value-type="float" office:value="0.0112169">
                <text:p>0.0112169</text:p>
                <draw:g>
                  <svg:desc>Sheet1.C21:Sheet1.C25</svg:desc>
                </draw:g>
              </table:table-cell>
              <table:table-cell office:value-type="float" office:value="0.0006625">
                <text:p>0.0006625</text:p>
                <draw:g>
                  <svg:desc>Sheet1.D21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1954">
                <text:p>0.001954</text:p>
              </table:table-cell>
              <table:table-cell office:value-type="float" office:value="0.00213033333333333">
                <text:p>0.00213033333333333</text:p>
              </table:table-cell>
              <table:table-cell office:value-type="float" office:value="0.0182966">
                <text:p>0.0182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1954">
                <text:p>0.001954</text:p>
              </table:table-cell>
              <table:table-cell office:value-type="float" office:value="0.0028112">
                <text:p>0.0028112</text:p>
              </table:table-cell>
              <table:table-cell office:value-type="float" office:value="0.0200199">
                <text:p>0.0200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1954">
                <text:p>0.001954</text:p>
              </table:table-cell>
              <table:table-cell office:value-type="float" office:value="0.0026995">
                <text:p>0.0026995</text:p>
              </table:table-cell>
              <table:table-cell office:value-type="float" office:value="0.0200199">
                <text:p>0.0200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1954">
                <text:p>0.001954</text:p>
              </table:table-cell>
              <table:table-cell office:value-type="float" office:value="0.0026918">
                <text:p>0.0026918</text:p>
              </table:table-cell>
              <table:table-cell office:value-type="float" office:value="0.020001">
                <text:p>0.0200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